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r12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text-align="center" fo:text-indent="0cm"/>
      <style:text-properties fo:font-size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ize="18pt"/>
    </style:style>
    <style:style style:name="T6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28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29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31" text:style-name="P5">SE includes methods and automated tools used in the process</text:p>
              </text:list-item>
            </text:list>
            <text:list text:style-name="L2">
              <text:list-item>
                <text:p text:id="id32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33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34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35" draw:layer="layout" svg:width="24.765cm" svg:height="3.81cm" svg:x="1.905cm" svg:y="12.065cm">
          <text:p text:style-name="P7">A quality focus</text:p>
        </draw:ellipse>
        <draw:ellipse draw:style-name="gr3" draw:text-style-name="P8" draw:id="id36" draw:layer="layout" svg:width="21.59cm" svg:height="3.175cm" svg:x="3.175cm" svg:y="10.16cm">
          <text:p text:style-name="P7">process</text:p>
        </draw:ellipse>
        <draw:ellipse draw:style-name="gr3" draw:text-style-name="P8" draw:id="id37" draw:layer="layout" svg:width="17.145cm" svg:height="2.54cm" svg:x="5.715cm" svg:y="8.89cm">
          <text:p text:style-name="P7">methods</text:p>
        </draw:ellipse>
        <draw:ellipse draw:style-name="gr3" draw:text-style-name="P8" draw:id="id38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39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5">Commitment to quality</text:p>
              </text:list-item>
            </text:list>
            <text:list text:style-name="L2">
              <text:list-item>
                <text:p text:id="id41" text:style-name="P5">Continuous process improvement culture</text:p>
              </text:list-item>
            </text:list>
            <text:list text:style-name="L2">
              <text:list-item>
                <text:p text:id="id42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9" smil:attributeName="visibility" smil:to="visible"/>
                  <anim:animateTransform smil:begin="0s" smil:dur="1s" smil:fill="hold" smil:decelerate="0.5" smil:targetElement="id39" smil:from="2.5,2.5" smil:to="1,1" presentation:additive="base" svg:type="scale"/>
                  <anim:animateMotion smil:begin="0s" smil:dur="1s" smil:fill="hold" smil:decelerate="0.5" smil:targetElement="id39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43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44" text:style-name="P5"><text:span text:style-name="T4">foundation</text:span> for SE</text:p>
              </text:list-item>
            </text:list>
            <text:list text:style-name="L2">
              <text:list-item>
                <text:p text:id="id45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46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43" smil:attributeName="visibility" smil:to="visible"/>
                  <anim:transitionFilter smil:begin="0s" smil:dur="0.58s" smil:targetElement="id43" smil:type="barWipe" smil:subtype="topToBottom"/>
                  <anim:animate smil:begin="0s" smil:dur="1.822s" smil:targetElement="id43" smil:attributeName="x" smil:values="x-0.25;x" smil:keyTimes="0;1" presentation:additive="base" smil:keySplines="0,0;0.14,0.36;0.43,0.73;0.71,0.91;1,1"/>
                  <anim:animate smil:begin="0s" smil:dur="0.664s" smil:targetElement="id43" smil:attributeName="y" smil:values="0.5;1" smil:keyTimes="0;1" anim:formula="y-sin(pi*$)/3" presentation:additive="base" smil:keySplines="0,0;0.25,0.07;0.5,0.2;0.75,0.467;1,1"/>
                  <anim:animate smil:begin="0.664s" smil:dur="0.664s" smil:targetElement="id43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43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43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43" smil:to="1,0.6" presentation:additive="base" svg:type="scale"/>
                  <anim:animateTransform smil:begin="0.676s" smil:dur="0.166s" smil:decelerate="0.5" smil:targetElement="id43" smil:to="1,1" presentation:additive="base" svg:type="scale"/>
                  <anim:animateTransform smil:begin="1.312s" smil:dur="0.026s" smil:targetElement="id43" smil:to="1,0.8" presentation:additive="base" svg:type="scale"/>
                  <anim:animateTransform smil:begin="1.338s" smil:dur="0.166s" smil:decelerate="0.5" smil:targetElement="id43" smil:to="1,1" presentation:additive="base" svg:type="scale"/>
                  <anim:animateTransform smil:begin="1.642s" smil:dur="0.026s" smil:targetElement="id43" smil:to="1,0.9" presentation:additive="base" svg:type="scale"/>
                  <anim:animateTransform smil:begin="1.668s" smil:dur="0.166s" smil:decelerate="0.5" smil:targetElement="id43" smil:to="1,1" presentation:additive="base" svg:type="scale"/>
                  <anim:animateTransform smil:begin="1.808s" smil:dur="0.026s" smil:targetElement="id43" smil:to="1,0.95" presentation:additive="base" svg:type="scale"/>
                  <anim:animateTransform smil:begin="1.834s" smil:dur="0.166s" smil:decelerate="0.5" smil:targetElement="id43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47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8" text:style-name="P5">Provides technical how-to's for building software</text:p>
              </text:list-item>
            </text:list>
            <text:list text:style-name="L2">
              <text:list-item>
                <text:p text:id="id49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47" smil:attributeName="visibility" smil:to="visible"/>
                  <anim:transitionFilter smil:begin="0s" smil:dur="0.58s" smil:targetElement="id47" smil:type="barWipe" smil:subtype="topToBottom"/>
                  <anim:animate smil:begin="0s" smil:dur="1.822s" smil:targetElement="id47" smil:attributeName="x" smil:values="x-0.25;x" smil:keyTimes="0;1" presentation:additive="base" smil:keySplines="0,0;0.14,0.36;0.43,0.73;0.71,0.91;1,1"/>
                  <anim:animate smil:begin="0s" smil:dur="0.664s" smil:targetElement="id47" smil:attributeName="y" smil:values="0.5;1" smil:keyTimes="0;1" anim:formula="y-sin(pi*$)/3" presentation:additive="base" smil:keySplines="0,0;0.25,0.07;0.5,0.2;0.75,0.467;1,1"/>
                  <anim:animate smil:begin="0.664s" smil:dur="0.664s" smil:targetElement="id47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47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47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47" smil:to="1,0.6" presentation:additive="base" svg:type="scale"/>
                  <anim:animateTransform smil:begin="0.676s" smil:dur="0.166s" smil:decelerate="0.5" smil:targetElement="id47" smil:to="1,1" presentation:additive="base" svg:type="scale"/>
                  <anim:animateTransform smil:begin="1.312s" smil:dur="0.026s" smil:targetElement="id47" smil:to="1,0.8" presentation:additive="base" svg:type="scale"/>
                  <anim:animateTransform smil:begin="1.338s" smil:dur="0.166s" smil:decelerate="0.5" smil:targetElement="id47" smil:to="1,1" presentation:additive="base" svg:type="scale"/>
                  <anim:animateTransform smil:begin="1.642s" smil:dur="0.026s" smil:targetElement="id47" smil:to="1,0.9" presentation:additive="base" svg:type="scale"/>
                  <anim:animateTransform smil:begin="1.668s" smil:dur="0.166s" smil:decelerate="0.5" smil:targetElement="id47" smil:to="1,1" presentation:additive="base" svg:type="scale"/>
                  <anim:animateTransform smil:begin="1.808s" smil:dur="0.026s" smil:targetElement="id47" smil:to="1,0.95" presentation:additive="base" svg:type="scale"/>
                  <anim:animateTransform smil:begin="1.834s" smil:dur="0.166s" smil:decelerate="0.5" smil:targetElement="id47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50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51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52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50" smil:attributeName="visibility" smil:to="visible"/>
                  <anim:transitionFilter smil:begin="0s" smil:dur="0.58s" smil:targetElement="id50" smil:type="barWipe" smil:subtype="topToBottom"/>
                  <anim:animate smil:begin="0s" smil:dur="1.822s" smil:targetElement="id50" smil:attributeName="x" smil:values="x-0.25;x" smil:keyTimes="0;1" presentation:additive="base" smil:keySplines="0,0;0.14,0.36;0.43,0.73;0.71,0.91;1,1"/>
                  <anim:animate smil:begin="0s" smil:dur="0.664s" smil:targetElement="id50" smil:attributeName="y" smil:values="0.5;1" smil:keyTimes="0;1" anim:formula="y-sin(pi*$)/3" presentation:additive="base" smil:keySplines="0,0;0.25,0.07;0.5,0.2;0.75,0.467;1,1"/>
                  <anim:animate smil:begin="0.664s" smil:dur="0.664s" smil:targetElement="id50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50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50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50" smil:to="1,0.6" presentation:additive="base" svg:type="scale"/>
                  <anim:animateTransform smil:begin="0.676s" smil:dur="0.166s" smil:decelerate="0.5" smil:targetElement="id50" smil:to="1,1" presentation:additive="base" svg:type="scale"/>
                  <anim:animateTransform smil:begin="1.312s" smil:dur="0.026s" smil:targetElement="id50" smil:to="1,0.8" presentation:additive="base" svg:type="scale"/>
                  <anim:animateTransform smil:begin="1.338s" smil:dur="0.166s" smil:decelerate="0.5" smil:targetElement="id50" smil:to="1,1" presentation:additive="base" svg:type="scale"/>
                  <anim:animateTransform smil:begin="1.642s" smil:dur="0.026s" smil:targetElement="id50" smil:to="1,0.9" presentation:additive="base" svg:type="scale"/>
                  <anim:animateTransform smil:begin="1.668s" smil:dur="0.166s" smil:decelerate="0.5" smil:targetElement="id50" smil:to="1,1" presentation:additive="base" svg:type="scale"/>
                  <anim:animateTransform smil:begin="1.808s" smil:dur="0.026s" smil:targetElement="id50" smil:to="1,0.95" presentation:additive="base" svg:type="scale"/>
                  <anim:animateTransform smil:begin="1.834s" smil:dur="0.166s" smil:decelerate="0.5" smil:targetElement="id50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53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What is the problem to be solved?</text:p>
              </text:list-item>
            </text:list>
            <text:list text:style-name="L2">
              <text:list-item>
                <text:p text:id="id55" text:style-name="P5">What are the characteristics of the entity that is used to solve the problem?</text:p>
              </text:list-item>
            </text:list>
            <text:list text:style-name="L2">
              <text:list-item>
                <text:p text:id="id56" text:style-name="P5">How will the entity (and the solution) be realized?</text:p>
              </text:list-item>
            </text:list>
            <text:list text:style-name="L2">
              <text:list-item>
                <text:p text:id="id57" text:style-name="P5">How will the entity be constructed?</text:p>
              </text:list-item>
            </text:list>
            <text:list text:style-name="L2">
              <text:list-item>
                <text:p text:id="id58" text:style-name="P5">How will the errors be corrected?</text:p>
              </text:list-item>
            </text:list>
            <text:list text:style-name="L2">
              <text:list-item>
                <text:p text:id="id59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60" text:style-name="P5">In SE, software is the entity</text:p>
              </text:list-item>
            </text:list>
            <text:list text:style-name="L2">
              <text:list-item>
                <text:p text:id="id61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62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63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65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67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69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70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2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73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8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0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1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82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90" draw:layer="layout" svg:width="24.765cm" svg:height="13.97cm" svg:x="1.905cm" svg:y="4.445cm">
          <text:p text:style-name="P2"/>
        </draw:rect>
        <draw:rect draw:style-name="gr4" draw:text-style-name="P8" draw:id="id99" draw:layer="layout" svg:width="22.225cm" svg:height="9.525cm" svg:x="3.175cm" svg:y="7.62cm">
          <text:p text:style-name="P2"/>
        </draw:rect>
        <draw:rect draw:style-name="gr4" draw:text-style-name="P8" draw:id="id92" draw:layer="layout" svg:width="19.685cm" svg:height="10.16cm" svg:x="4.445cm" svg:y="5.715cm">
          <text:p text:style-name="P2"/>
        </draw:rect>
        <draw:rect draw:style-name="gr4" draw:text-style-name="P8" draw:id="id94" draw:layer="layout" svg:width="15.875cm" svg:height="7.62cm" svg:x="6.35cm" svg:y="6.985cm">
          <text:p text:style-name="P2"/>
        </draw:rect>
        <draw:rect draw:style-name="gr3" draw:text-style-name="P8" draw:id="id96" draw:layer="layout" svg:width="9.525cm" svg:height="1.27cm" svg:x="9.525cm" svg:y="8.89cm">
          <text:p text:style-name="P7">Tasks</text:p>
        </draw:rect>
        <draw:rect draw:style-name="gr3" draw:text-style-name="P8" draw:id="id98" draw:layer="layout" svg:width="9.525cm" svg:height="1.27cm" svg:x="9.525cm" svg:y="12.7cm">
          <text:p text:style-name="P7">SQA points</text:p>
        </draw:rect>
        <draw:rect draw:style-name="gr3" draw:text-style-name="P8" draw:id="id97" draw:layer="layout" svg:width="9.525cm" svg:height="1.27cm" svg:x="9.525cm" svg:y="10.795cm">
          <text:p text:style-name="P7">Milestones, deliverables</text:p>
        </draw:rect>
        <draw:frame draw:style-name="gr5" draw:text-style-name="P2" draw:id="id91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100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93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95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102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5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106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108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109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113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114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15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7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18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0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21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4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25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26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28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29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30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27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1" text:style-name="P5">Also known as classic life cycle and waterfall model</text:p>
              </text:list-item>
            </text:list>
            <text:list text:style-name="L2">
              <text:list-item>
                <text:p text:id="id132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33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6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37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0" text:style-name="P5">Design</text:p>
              </text:list-item>
            </text:list>
            <text:list text:style-name="L2">
              <text:list-item>
                <text:list>
                  <text:list-item>
                    <text:p text:id="id141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4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5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46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48" text:style-name="P5">Testing</text:p>
              </text:list-item>
            </text:list>
            <text:list text:style-name="L2">
              <text:list-item>
                <text:list>
                  <text:list-item>
                    <text:p text:id="id149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51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52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53" text:style-name="P5">Criticisms</text:p>
              </text:list-item>
            </text:list>
            <text:list text:style-name="L2">
              <text:list-item>
                <text:list>
                  <text:list-item>
                    <text:p text:id="id154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7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id="id158" text:style-name="P5">No detailed requirements</text:p>
              </text:list-item>
            </text:list>
            <text:list text:style-name="L2">
              <text:list-item>
                <text:p text:id="id159" text:style-name="P5">Unsure of the efficiency of the algorithm, adaptability of OS, or form of HCI</text:p>
              </text:list-item>
            </text:list>
            <text:list text:style-name="L2">
              <text:list-item>
                <text:p text:id="id160" text:style-name="P5">A prototype is developed – aspects of software visible to customers</text:p>
              </text:list-item>
            </text:list>
            <text:list text:style-name="L2">
              <text:list-item>
                <text:p text:id="id161" text:style-name="P5">Prototype used to refine requirements for the software to be developed</text:p>
              </text:list-item>
            </text:list>
            <text:list text:style-name="L2">
              <text:list-item>
                <text:p text:id="id162" text:style-name="P5">Throw-away prototyping – prototype is discar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>
        <draw:frame presentation:style-name="pr12" draw:layer="layout" svg:width="25.199cm" svg:height="3.507cm" svg:x="1.4cm" svg:y="0.837cm" presentation:class="title" presentation:user-transformed="true">
          <draw:text-box>
            <text:p text:style-name="P2">Prototyping Model</text:p>
          </draw:text-box>
        </draw:frame>
        <draw:custom-shape draw:style-name="gr8" draw:text-style-name="P8" draw:layer="layout" svg:width="6.35cm" svg:height="3.175cm" svg:x="11.43cm" svg:y="6.3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18.415cm" svg:y="8.25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6.35cm" svg:height="3.175cm" svg:x="10.795cm" svg:y="12.699cm">
          <text:p text:style-name="P2"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5.715cm" svg:y="8.253cm">
          <text:p text:style-name="P2"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id="id163" draw:layer="layout" svg:width="7.62cm" svg:height="3.81cm" svg:x="3.175cm" svg:y="5.08cm">
          <text:p text:style-name="P7">listen to customers</text:p>
          <draw:enhanced-geometry svg:viewBox="0 0 21600 21600" draw:type="rectangle" draw:enhanced-path="M 0 0 L 21600 0 21600 21600 0 21600 0 0 Z N"/>
        </draw:custom-shape>
        <draw:custom-shape draw:style-name="gr9" draw:text-style-name="P8" draw:id="id164" draw:layer="layout" svg:width="7.62cm" svg:height="3.81cm" svg:x="19.685cm" svg:y="5.08cm">
          <text:p text:style-name="P7">build/revise mock-up</text:p>
          <draw:enhanced-geometry svg:viewBox="0 0 21600 21600" draw:type="rectangle" draw:enhanced-path="M 0 0 L 21600 0 21600 21600 0 21600 0 0 Z N"/>
        </draw:custom-shape>
        <draw:custom-shape draw:style-name="gr9" draw:text-style-name="P8" draw:id="id165" draw:layer="layout" svg:width="7.62cm" svg:height="3.81cm" svg:x="10.795cm" svg:y="15.24cm">
          <text:p text:style-name="P7">customer test-drives mock-u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style-name="P5">Criticisms</text:p>
              </text:list-item>
            </text:list>
            <text:list text:style-name="L2">
              <text:list-item>
                <text:list>
                  <text:list-item>
                    <text:p text:style-name="P6">Customers think that the prototype will evolve into the final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o guarantee for quality in the proto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velopers make implementation compromises to quickly develop 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nefficient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velopers forget decis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id="id166" text:style-name="P5">Rapid Application Development</text:p>
              </text:list-item>
            </text:list>
            <text:list text:style-name="L2">
              <text:list-item>
                <text:p text:id="id167" text:style-name="P5">Linear sequential model that emphasizes short development life cycle</text:p>
              </text:list-item>
            </text:list>
            <text:list text:style-name="L2">
              <text:list-item>
                <text:p text:id="id168" text:style-name="P5">Uses component-based construction</text:p>
              </text:list-item>
            </text:list>
            <text:list text:style-name="L2">
              <text:list-item>
                <text:p text:id="id169" text:style-name="P5">Used primarily <text:s/>for information system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0" text:style-name="P5">Business Modeling</text:p>
              </text:list-item>
            </text:list>
            <text:list text:style-name="L2">
              <text:list-item>
                <text:list>
                  <text:list-item>
                    <text:p text:id="id171" text:style-name="P6">information flow among business functions</text:p>
                  </text:list-item>
                </text:list>
              </text:list-item>
            </text:list>
            <text:list text:style-name="L2">
              <text:list-item>
                <text:p text:id="id172" text:style-name="P5">Data Modeling</text:p>
              </text:list-item>
            </text:list>
            <text:list text:style-name="L2">
              <text:list-item>
                <text:list>
                  <text:list-item>
                    <text:p text:id="id173" text:style-name="P6">data objects are modeled to support business model</text:p>
                  </text:list-item>
                </text:list>
              </text:list-item>
            </text:list>
            <text:list text:style-name="L2">
              <text:list-item>
                <text:p text:id="id174" text:style-name="P5">Process Modeling</text:p>
              </text:list-item>
            </text:list>
            <text:list text:style-name="L2">
              <text:list-item>
                <text:list>
                  <text:list-item>
                    <text:p text:id="id175" text:style-name="P6">processing descrip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id="id176" text:style-name="P5">Application Generation</text:p>
              </text:list-item>
            </text:list>
            <text:list text:style-name="L2">
              <text:list-item>
                <text:list>
                  <text:list-item>
                    <text:p text:id="id177" text:style-name="P6">RAD assumed 4G techniques (component-bas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8" text:style-name="P6">Automated tools are used to generate code</text:p>
                  </text:list-item>
                </text:list>
              </text:list-item>
            </text:list>
            <text:list text:style-name="L2">
              <text:list-item>
                <text:p text:id="id179" text:style-name="P5">Testing and Turnover</text:p>
              </text:list-item>
            </text:list>
            <text:list text:style-name="L2">
              <text:list-item>
                <text:list>
                  <text:list-item>
                    <text:p text:id="id180" text:style-name="P6">Assumes components have been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6">Testing of interfaces (connection poi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>
        <draw:frame presentation:style-name="pr12" draw:layer="layout" svg:width="25.199cm" svg:height="3.507cm" svg:x="1.4cm" svg:y="0.837cm" presentation:class="title" presentation:user-transformed="true">
          <draw:text-box>
            <text:p text:style-name="P2">RAD</text:p>
          </draw:text-box>
        </draw:frame>
        <draw:line draw:style-name="gr4" draw:text-style-name="P8" draw:layer="layout" svg:x1="0.635cm" svg:y1="3.81cm" svg:x2="0.635cm" svg:y2="18.415cm">
          <text:p text:style-name="P2"/>
        </draw:line>
        <draw:line draw:style-name="gr3" draw:text-style-name="P13" draw:layer="layout" svg:x1="0.635cm" svg:y1="18.415cm" svg:x2="25.4cm" svg:y2="18.415cm">
          <text:p text:style-name="P7"><text:span text:style-name="T5">60-90 days</text:span></text:p>
        </draw:line>
        <draw:custom-shape draw:style-name="gr9" draw:text-style-name="P15" draw:id="id13" draw:layer="layout" svg:width="3.175cm" svg:height="1.905cm" svg:x="1.27cm" svg:y="7.62cm">
          <text:p text:style-name="P14"><text:span text:style-name="T6">business </text:span></text:p>
          <text:p text:style-name="P14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id="id14" draw:layer="layout" svg:width="3.175cm" svg:height="1.905cm" svg:x="5.08cm" svg:y="10.16cm">
          <text:p text:style-name="P7"><text:span text:style-name="T6">data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id="id15" draw:layer="layout" svg:width="3.175cm" svg:height="1.905cm" svg:x="8.89cm" svg:y="12.065cm">
          <text:p text:style-name="P7"><text:span text:style-name="T6">process</text:span></text:p>
          <text:p text:style-name="P7"><text:span text:style-name="T6"><text:s/></text:span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id="id16" draw:layer="layout" svg:width="3.175cm" svg:height="1.905cm" svg:x="13.335cm" svg:y="13.97cm">
          <text:p text:style-name="P7"><text:span text:style-name="T6">application </text:span></text:p>
          <text:p text:style-name="P7"><text:span text:style-name="T6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id="id17" draw:layer="layout" svg:width="3.175cm" svg:height="1.905cm" svg:x="17.145cm" svg:y="15.875cm">
          <text:p text:style-name="P7"><text:span text:style-name="T6">testing and </text:span></text:p>
          <text:p text:style-name="P7"><text:span text:style-name="T6">turnov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1.905cm" svg:height="1.905cm" svg:x="5.08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1.905cm" svg:height="1.905cm" svg:x="8.255cm" svg:y="6.98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0" draw:layer="layout" svg:width="1.905cm" svg:height="1.905cm" svg:x="11.43cm" svg:y="8.89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1" draw:layer="layout" svg:width="1.905cm" svg:height="1.905cm" svg:x="15.875cm" svg:y="10.79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2" draw:layer="layout" svg:width="1.905cm" svg:height="1.905cm" svg:x="19.685cm" svg:y="12.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3" draw:layer="layout" svg:width="1.27cm" svg:height="1.27cm" svg:x="8.89cm" svg:y="3.81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4" draw:layer="layout" svg:width="1.27cm" svg:height="1.27cm" svg:x="11.43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5" draw:layer="layout" svg:width="1.27cm" svg:height="1.27cm" svg:x="13.97cm" svg:y="6.3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6" draw:layer="layout" svg:width="1.27cm" svg:height="1.27cm" svg:x="16.51cm" svg:y="7.62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1.27cm" svg:height="1.27cm" svg:x="19.05cm" svg:y="8.89cm"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445cm" svg:y1="8.572cm" svg:x2="6.667cm" svg:y2="10.16cm" draw:start-shape="id13" draw:start-glue-point="1" draw:end-shape="id14">
          <text:p text:style-name="P2"/>
        </draw:connector>
        <draw:connector draw:style-name="gr4" draw:text-style-name="P8" draw:layer="layout" svg:x1="8.255cm" svg:y1="11.112cm" svg:x2="10.477cm" svg:y2="12.065cm" draw:start-shape="id14" draw:start-glue-point="1" draw:end-shape="id15">
          <text:p text:style-name="P2"/>
        </draw:connector>
        <draw:connector draw:style-name="gr4" draw:text-style-name="P8" draw:layer="layout" svg:x1="12.065cm" svg:y1="13.017cm" svg:x2="14.922cm" svg:y2="13.97cm" draw:start-shape="id15" draw:start-glue-point="1" draw:end-shape="id16" draw:end-glue-point="0">
          <text:p text:style-name="P2"/>
        </draw:connector>
        <draw:connector draw:style-name="gr4" draw:text-style-name="P8" draw:layer="layout" svg:x1="16.51cm" svg:y1="14.922cm" svg:x2="18.732cm" svg:y2="15.875cm" draw:start-shape="id16" draw:start-glue-point="1" draw:end-shape="id17" draw:end-glue-point="0">
          <text:p text:style-name="P2"/>
        </draw:connector>
        <draw:connector draw:style-name="gr4" draw:text-style-name="P8" draw:layer="layout" svg:x1="6.985cm" svg:y1="6.032cm" svg:x2="9.207cm" svg:y2="6.985cm" draw:start-shape="id18" draw:start-glue-point="1" draw:end-shape="id19" draw:end-glue-point="0">
          <text:p text:style-name="P2"/>
        </draw:connector>
        <draw:connector draw:style-name="gr4" draw:text-style-name="P8" draw:layer="layout" svg:x1="10.16cm" svg:y1="7.937cm" svg:x2="12.382cm" svg:y2="8.89cm" draw:start-shape="id19" draw:start-glue-point="1" draw:end-shape="id20" draw:end-glue-point="0">
          <text:p text:style-name="P2"/>
        </draw:connector>
        <draw:connector draw:style-name="gr4" draw:text-style-name="P8" draw:layer="layout" svg:x1="13.335cm" svg:y1="9.842cm" svg:x2="16.827cm" svg:y2="10.795cm" draw:start-shape="id20" draw:start-glue-point="1" draw:end-shape="id21" draw:end-glue-point="0">
          <text:p text:style-name="P2"/>
        </draw:connector>
        <draw:connector draw:style-name="gr4" draw:text-style-name="P8" draw:layer="layout" svg:x1="17.78cm" svg:y1="11.747cm" svg:x2="20.637cm" svg:y2="12.7cm" draw:start-shape="id21" draw:start-glue-point="1" draw:end-shape="id22" draw:end-glue-point="0">
          <text:p text:style-name="P2"/>
        </draw:connector>
        <draw:connector draw:style-name="gr4" draw:text-style-name="P8" draw:layer="layout" svg:x1="10.16cm" svg:y1="4.445cm" svg:x2="12.065cm" svg:y2="5.08cm" draw:start-shape="id23" draw:start-glue-point="1" draw:end-shape="id24" draw:end-glue-point="0">
          <text:p text:style-name="P2"/>
        </draw:connector>
        <draw:connector draw:style-name="gr4" draw:text-style-name="P8" draw:layer="layout" svg:x1="12.7cm" svg:y1="5.715cm" svg:x2="14.605cm" svg:y2="6.35cm" draw:start-shape="id24" draw:start-glue-point="1" draw:end-shape="id25" draw:end-glue-point="0">
          <text:p text:style-name="P2"/>
        </draw:connector>
        <draw:connector draw:style-name="gr4" draw:text-style-name="P8" draw:layer="layout" svg:x1="15.24cm" svg:y1="6.985cm" svg:x2="17.145cm" svg:y2="7.62cm" draw:start-shape="id25" draw:start-glue-point="1" draw:end-shape="id26" draw:end-glue-point="0">
          <text:p text:style-name="P2"/>
        </draw:connector>
        <draw:connector draw:style-name="gr4" draw:text-style-name="P8" draw:layer="layout" svg:x1="17.78cm" svg:y1="8.255cm" svg:x2="19.685cm" svg:y2="8.89cm" draw:start-shape="id26" draw:start-glue-point="1" draw:end-shape="id27" draw:end-glue-point="0">
          <text:p text:style-name="P2"/>
        </draw:connector>
        <draw:frame draw:style-name="gr5" draw:text-style-name="P16" draw:layer="layout" svg:width="3.175cm" svg:height="0.738cm" svg:x="1.27cm" svg:y="6.35cm">
          <draw:text-box>
            <text:p text:style-name="P16"><text:span text:style-name="T5">team 1</text:span></text:p>
          </draw:text-box>
        </draw:frame>
        <draw:frame draw:style-name="gr5" draw:text-style-name="P16" draw:layer="layout" svg:width="3.175cm" svg:height="0.738cm" svg:x="1.905cm" svg:y="4.445cm">
          <draw:text-box>
            <text:p text:style-name="P16"><text:span text:style-name="T5">team 2</text:span></text:p>
          </draw:text-box>
        </draw:frame>
        <draw:frame draw:style-name="gr5" draw:text-style-name="P16" draw:layer="layout" svg:width="3.175cm" svg:height="0.738cm" svg:x="5.08cm" svg:y="3.81cm">
          <draw:text-box>
            <text:p text:style-name="P16"><text:span text:style-name="T5">team 3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style-name="P5">Drawbacks/Criticisms</text:p>
              </text:list-item>
            </text:list>
            <text:list text:style-name="L2">
              <text:list-item>
                <text:list>
                  <text:list-item>
                    <text:p text:style-name="P6">Requires sufficient human resources to create RAD r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commitment from both developers and customers for rapid-fire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arget system can be modular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 appropriate for projects with high technical risks-use of new technology breaks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1-27T12:30:34</dc:date>
    <dc:language>de-DE</dc:language>
    <meta:editing-cycles>435</meta:editing-cycles>
    <meta:editing-duration>PT13H46M19S</meta:editing-duration>
    <meta:user-defined meta:name="Info 1"/>
    <meta:user-defined meta:name="Info 2"/>
    <meta:user-defined meta:name="Info 3"/>
    <meta:user-defined meta:name="Info 4"/>
    <meta:document-statistic meta:object-count="255"/>
  </office:meta>
</office:document-meta>
</file>